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use-window-font-color="true" loext:opacity="0%" fo:background-color="#81d41a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fo:background-color="#81d41a"/>
    </style:style>
    <style:style style:name="P4" style:family="paragraph" style:parent-style-name="Text_20_body" style:list-style-name="L3">
      <style:text-properties fo:background-color="#81d41a"/>
    </style:style>
    <style:style style:name="P5" style:family="paragraph" style:parent-style-name="Text_20_body" style:list-style-name="L4">
      <style:text-properties fo:background-color="#81d41a"/>
    </style:style>
    <style:style style:name="P6" style:family="paragraph" style:parent-style-name="Text_20_body" style:list-style-name="L5">
      <style:text-properties fo:background-color="#81d41a"/>
    </style:style>
    <style:style style:name="P7" style:family="paragraph" style:parent-style-name="Text_20_body" style:list-style-name="L6">
      <style:text-properties fo:background-color="#81d41a"/>
    </style:style>
    <style:style style:name="P8" style:family="paragraph" style:parent-style-name="Text_20_body" style:list-style-name="L8">
      <style:text-properties fo:background-color="#81d41a"/>
    </style:style>
    <style:style style:name="P9" style:family="paragraph" style:parent-style-name="Text_20_body" style:list-style-name="L10">
      <style:text-properties fo:background-color="#81d41a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7">
      <style:text-properties style:use-window-font-color="true" loext:opacity="0%" fo:background-color="#81d41a"/>
    </style:style>
    <style:style style:name="P16" style:family="paragraph" style:parent-style-name="Text_20_body" style:list-style-name="L9">
      <style:text-properties style:use-window-font-color="true" loext:opacity="0%" fo:background-color="#ffff00"/>
    </style:style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T1" style:family="text">
      <style:text-properties officeooo:rsid="000fecf1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81d41a" loext:char-shading-value="0"/>
    </style:style>
    <style:style style:name="T4" style:family="text">
      <style:text-properties officeooo:rsid="0015e969"/>
    </style:style>
    <style:style style:name="T5" style:family="text">
      <style:text-properties officeooo:rsid="001c2d85"/>
    </style:style>
    <style:style style:name="T6" style:family="text">
      <style:text-properties officeooo:rsid="001f44b3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fo:background-color="#81d41a" loext:char-shading-value="0"/>
    </style:style>
    <style:style style:name="T9" style:family="text">
      <style:text-properties style:use-window-font-color="true" loext:opacity="0%" officeooo:rsid="001aad77" fo:background-color="#81d41a" loext:char-shading-value="0"/>
    </style:style>
    <style:style style:name="T10" style:family="text">
      <style:text-properties style:use-window-font-color="true" loext:opacity="0%" fo:background-color="#ffff00" loext:char-shading-value="0"/>
    </style:style>
    <style:style style:name="T11" style:family="text">
      <style:text-properties style:use-window-font-color="true" loext:opacity="0%"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🔰 <text:span text:style-name="Strong_20_Emphasis">Nivel 1: Fundamentos Básicos</text:span></text:h>
      <text:p text:style-name="Text_20_body"><text:span text:style-name="T2">✅ </text:span><text:span text:style-name="Strong_20_Emphasis"><text:span text:style-name="T2">1. Hola Terraform</text:span></text:span><text:span text:style-name="T2"> – Configuración inicial</text:span></text:p>
      <text:list text:style-name="L1">
        <text:list-item>
          <text:p text:style-name="P3">Instalar Terraform</text:p>
        </text:list-item>
        <text:list-item>
          <text:p text:style-name="P2"><text:span text:style-name="T2">Configurar un </text:span><text:span text:style-name="Source_20_Text"><text:span text:style-name="T2">main.tf</text:span></text:span><text:span text:style-name="T2"> simple</text:span></text:p>
        </text:list-item>
        <text:list-item>
          <text:p text:style-name="P3">Crear un recurso (Ejemplo: una <text:span text:style-name="T1">VM en Azure</text:span>)</text:p>
        </text:list-item>
        <text:list-item>
          <text:p text:style-name="P2"><text:span text:style-name="T2">Aplicar (</text:span><text:span text:style-name="Source_20_Text"><text:span text:style-name="T2">terraform apply</text:span></text:span><text:span text:style-name="T2">) y destruir (</text:span><text:span text:style-name="Source_20_Text"><text:span text:style-name="T2">terraform destroy</text:span></text:span><text:span text:style-name="T2">)</text:span></text:p>
        </text:list-item>
      </text:list>
      <text:p text:style-name="Text_20_body"><text:span text:style-name="T2">✅ </text:span><text:span text:style-name="Strong_20_Emphasis"><text:span text:style-name="T2">2. Variables y Salidas</text:span></text:span><text:span text:style-name="T2"> – Modularizando la configuración</text:span></text:p>
      <text:list text:style-name="L2">
        <text:list-item>
          <text:p text:style-name="P10"><text:span text:style-name="T2">Uso de </text:span><text:span text:style-name="Source_20_Text"><text:span text:style-name="T2">variables.tf</text:span></text:span><text:span text:style-name="T2"> para parámetros dinámicos</text:span></text:p>
        </text:list-item>
        <text:list-item>
          <text:p text:style-name="P10"><text:span text:style-name="Source_20_Text"><text:span text:style-name="T2">output.tf</text:span></text:span><text:span text:style-name="T2"> para mostrar información clave</text:span></text:p>
        </text:list-item>
        <text:list-item>
          <text:p text:style-name="P10"><text:span text:style-name="T2">Variables de entorno (</text:span><text:span text:style-name="Source_20_Text"><text:span text:style-name="T2">TF_VAR_nombre</text:span></text:span><text:span text:style-name="T2">)</text:span></text:p>
        </text:list-item>
      </text:list>
      <text:p text:style-name="Text_20_body"><text:span text:style-name="T2">✅ </text:span><text:span text:style-name="Strong_20_Emphasis"><text:span text:style-name="T2">3. Módulos y Organización del Código</text:span></text:span><text:span text:style-name="T2"> – Reutilización y buenas prácticas</text:span></text:p>
      <text:list text:style-name="L3">
        <text:list-item>
          <text:p text:style-name="P4">Crear un módulo Terraform</text:p>
        </text:list-item>
        <text:list-item>
          <text:p text:style-name="P4">Usar módulos de Terraform Registry</text:p>
        </text:list-item>
        <text:list-item>
          <text:p text:style-name="P11"><text:span text:style-name="T2">Separación de archivos (</text:span><text:span text:style-name="Source_20_Text"><text:span text:style-name="T2">main.tf</text:span></text:span><text:span text:style-name="T2">, </text:span><text:span text:style-name="Source_20_Text"><text:span text:style-name="T2">variables.tf</text:span></text:span><text:span text:style-name="T2">, </text:span><text:span text:style-name="Source_20_Text"><text:span text:style-name="T2">outputs.tf</text:span></text:span><text:span text:style-name="T2">)</text:span></text:p>
        </text:list-item>
      </text:list>
      <text:p text:style-name="Text_20_body"><text:span text:style-name="T2">✅ </text:span><text:span text:style-name="Strong_20_Emphasis"><text:span text:style-name="T2">4. Estados y Bloqueos</text:span></text:span><text:span text:style-name="T2"> – Gestionando cambios de manera segura</text:span></text:p>
      <text:list text:style-name="L4">
        <text:list-item>
          <text:p text:style-name="P12"><text:span text:style-name="T2">Uso del </text:span><text:span text:style-name="Source_20_Text"><text:span text:style-name="T2">terraform.tfstate</text:span></text:span></text:p>
        </text:list-item>
        <text:list-item>
          <text:p text:style-name="P5">Estado remoto en S3 con bloqueo en DynamoDB</text:p>
        </text:list-item>
        <text:list-item>
          <text:p text:style-name="P12"><text:span text:style-name="T2">Comandos avanzados: </text:span><text:span text:style-name="Source_20_Text"><text:span text:style-name="T2">terraform state list</text:span></text:span><text:span text:style-name="T2">, </text:span><text:span text:style-name="Source_20_Text"><text:span text:style-name="T2">terraform state mv</text:span></text:span><text:span text:style-name="T2">, </text:span><text:span text:style-name="Source_20_Text"><text:span text:style-name="T2">terraform state rm</text:span></text:span></text:p>
        </text:list-item>
      </text:list>
      <text:p text:style-name="Horizontal_20_Line"/>
      <text:h text:style-name="Heading_20_3" text:outline-level="3"><text:span text:style-name="T2">⚡ </text:span><text:span text:style-name="Strong_20_Emphasis"><text:span text:style-name="T2">Nivel 2: Infraestructura como Código en Acción</text:span></text:span></text:h>
      <text:p text:style-name="Text_20_body"><text:span text:style-name="T2">✅ </text:span><text:span text:style-name="Strong_20_Emphasis"><text:span text:style-name="T2">5. Provisionando Máquinas Virtuales</text:span></text:span></text:p>
      <text:list text:style-name="L5">
        <text:list-item>
          <text:p text:style-name="P6">Crear una instancia EC2 con Terraform</text:p>
        </text:list-item>
        <text:list-item>
          <text:p text:style-name="P6">Asociar un<text:span text:style-name="T4">a IPv4 publica.</text:span></text:p>
        </text:list-item>
        <text:list-item>
          <text:p text:style-name="P6">Configurar acceso con claves SSH</text:p>
        </text:list-item>
      </text:list>
      <text:p text:style-name="Text_20_body"><text:span text:style-name="T2">✅ </text:span><text:span text:style-name="Strong_20_Emphasis"><text:span text:style-name="T2">6. Terraform + Ansible</text:span></text:span><text:span text:style-name="T2"> – Configuración Automática</text:span></text:p>
      <text:list text:style-name="L6">
        <text:list-item>
          <text:p text:style-name="P7">De<text:span text:style-name="T5">spliegue de una VM.</text:span></text:p>
        </text:list-item>
        <text:list-item>
          <text:p text:style-name="P13"><text:span text:style-name="T2">Ejecutar Ansible desde Terraform (</text:span><text:span text:style-name="Source_20_Text"><text:span text:style-name="T2">provisioner "remote-exec"</text:span></text:span><text:span text:style-name="T2">)</text:span></text:p>
        </text:list-item>
        <text:list-item>
          <text:p text:style-name="P7">Configurar un servidor web automáticamente</text:p>
        </text:list-item>
      </text:list>
      <text:p text:style-name="Text_20_body"/>
      <text:p text:style-name="Text_20_body"/>
      <text:p text:style-name="Text_20_body"><text:soft-page-break/><text:span text:style-name="T8">✅ </text:span><text:span text:style-name="Strong_20_Emphasis"><text:span text:style-name="T8">7. Redes y Seguridad con Terraform</text:span></text:span></text:p>
      <text:list text:style-name="L7">
        <text:list-item>
          <text:p text:style-name="P14"><text:span text:style-name="T8">Crear una </text:span><text:span text:style-name="Strong_20_Emphasis"><text:span text:style-name="T9">red virtual</text:span></text:span><text:span text:style-name="T8">, subredes y grupos de seguridad.</text:span></text:p>
        </text:list-item>
        <text:list-item>
          <text:p text:style-name="P15">Configurar un balanceador de carga ELB/ALB<text:span text:style-name="T6">z</text:span></text:p>
        </text:list-item>
        <text:list-item>
          <text:p text:style-name="P15">Añadir reglas de firewall</text:p>
        </text:list-item>
      </text:list>
      <text:p text:style-name="P1"/>
      <text:h text:style-name="Heading_20_3" text:outline-level="3"><text:span text:style-name="T2">🚀 </text:span><text:span text:style-name="Strong_20_Emphasis"><text:span text:style-name="T2">Nivel 3: DevOps Avanzado con Terraform</text:span></text:span></text:h>
      <text:p text:style-name="Text_20_body"><text:span text:style-name="T2">✅ </text:span><text:span text:style-name="Strong_20_Emphasis"><text:span text:style-name="T2">8. Terraform + CI/CD (GitHub Actions o GitLab CI/CD)</text:span></text:span></text:p>
      <text:list text:style-name="L8">
        <text:list-item>
          <text:p text:style-name="P8">Crear un pipeline que valide y aplique cambios con Terraform</text:p>
        </text:list-item>
        <text:list-item>
          <text:p text:style-name="P17"><text:span text:style-name="T2">Uso de </text:span><text:span text:style-name="Source_20_Text"><text:span text:style-name="T2">terraform fmt</text:span></text:span><text:span text:style-name="T2">, </text:span><text:span text:style-name="Source_20_Text"><text:span text:style-name="T2">validate</text:span></text:span><text:span text:style-name="T2">, </text:span><text:span text:style-name="Source_20_Text"><text:span text:style-name="T2">plan</text:span></text:span><text:span text:style-name="T2"> y </text:span><text:span text:style-name="Source_20_Text"><text:span text:style-name="T2">apply</text:span></text:span><text:span text:style-name="T2"> en CI/CD</text:span></text:p>
        </text:list-item>
      </text:list>
      <text:p text:style-name="Text_20_body"><text:span text:style-name="T11">✅ </text:span><text:span text:style-name="Strong_20_Emphasis"><text:span text:style-name="T11">9. Terraform en Kubernetes (EKS o AKS)</text:span></text:span></text:p>
      <text:list text:style-name="L9">
        <text:list-item>
          <text:p text:style-name="P16">Crear un clúster EKS con Terraform</text:p>
        </text:list-item>
        <text:list-item>
          <text:p text:style-name="P18"><text:span text:style-name="T11">Configurar </text:span><text:span text:style-name="Source_20_Text"><text:span text:style-name="T11">kubectl</text:span></text:span><text:span text:style-name="T11"> para gestionar el clúster</text:span></text:p>
        </text:list-item>
        <text:list-item>
          <text:p text:style-name="P16">Desplegar aplicaciones en Kubernetes</text:p>
        </text:list-item>
      </text:list>
      <text:p text:style-name="Text_20_body">✅<text:span text:style-name="T3"> </text:span><text:span text:style-name="Strong_20_Emphasis"><text:span text:style-name="T3">10. Infraestructura Escalable con Terraform + Serverless</text:span></text:span></text:p>
      <text:list text:style-name="L10">
        <text:list-item>
          <text:p text:style-name="P9">Desplegar una función Lambda con Terraform</text:p>
        </text:list-item>
        <text:list-item>
          <text:p text:style-name="P9">Uso de API Gateway y DynamoDB</text:p>
        </text:list-item>
        <text:list-item>
          <text:p text:style-name="P9">Gestionar permisos con IAM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8:51:55.775458412</meta:creation-date>
    <dc:date>2025-04-30T14:46:59.020707750</dc:date>
    <meta:editing-duration>PT14H35M31S</meta:editing-duration>
    <meta:editing-cycles>18</meta:editing-cycles>
    <meta:generator>LibreOffice/24.2.7.2$Linux_X86_64 LibreOffice_project/420$Build-2</meta:generator>
    <meta:document-statistic meta:table-count="0" meta:image-count="0" meta:object-count="0" meta:page-count="2" meta:paragraph-count="43" meta:word-count="304" meta:character-count="1853" meta:non-whitespace-character-count="1617"/>
  </office:meta>
</office:document-meta>
</file>